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6.20pt" fo:text-indent="0.00pt" fo:margin-right="64.5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8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6.20pt" fo:text-indent="0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13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16" style:family="paragraph">
      <style:paragraph-properties fo:line-height="100.00%" fo:text-align="left" fo:margin-left="5.50pt" fo:text-indent="-5.50pt">
        <style:tab-stops>
          <style:tab-stop style:position="584.9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50pt" fo:text-indent="-5.50pt">
        <style:tab-stops>
          <style:tab-stop style:position="584.90pt"/>
        </style:tab-stops>
      </style:paragraph-properties>
    </style:style>
    <style:style style:name="P19" style:family="paragraph">
      <style:paragraph-properties fo:line-height="100.00%" fo:text-align="left" fo:margin-left="5.50pt" fo:text-indent="-5.50pt">
        <style:tab-stops>
          <style:tab-stop style:position="28.45pt"/>
          <style:tab-stop style:position="32891.00pt"/>
          <style:tab-stop style:position="421116.15pt" style:type="right"/>
          <style:tab-stop style:position="1620.10pt"/>
          <style:tab-stop style:position="73.90pt"/>
          <style:tab-stop style:position="32891.00pt"/>
          <style:tab-stop style:position="421116.15pt" style:type="right"/>
          <style:tab-stop style:position="20.1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00.00%" fo:text-align="left" fo:margin-left="5.50pt" fo:text-indent="-5.50pt">
        <style:tab-stops>
          <style:tab-stop style:position="28.45pt"/>
          <style:tab-stop style:position="32891.00pt"/>
          <style:tab-stop style:position="421116.15pt" style:type="right"/>
          <style:tab-stop style:position="1620.10pt"/>
          <style:tab-stop style:position="73.90pt"/>
          <style:tab-stop style:position="32891.00pt"/>
          <style:tab-stop style:position="421116.15pt" style:type="right"/>
          <style:tab-stop style:position="20.1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15.00%" fo:text-align="left"/>
    </style:style>
    <style:style style:name="P25" style:family="paragraph">
      <style:paragraph-properties fo:line-height="100.00%" fo:text-align="left" fo:margin-left="5.50pt" fo:text-indent="-5.50pt">
        <style:tab-stops>
          <style:tab-stop style:position="28.45pt"/>
          <style:tab-stop style:position="32891.00pt"/>
          <style:tab-stop style:position="421116.15pt" style:type="right"/>
          <style:tab-stop style:position="1620.10pt"/>
          <style:tab-stop style:position="73.90pt"/>
          <style:tab-stop style:position="32891.00pt"/>
          <style:tab-stop style:position="421116.15pt" style:type="right"/>
          <style:tab-stop style:position="20.1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15.00%" fo:text-align="left"/>
    </style:style>
    <style:style style:name="P28" style:family="paragraph">
      <style:paragraph-properties fo:line-height="100.00%" fo:text-align="left" fo:margin-left="5.50pt" fo:text-indent="-5.50pt">
        <style:tab-stops>
          <style:tab-stop style:position="28.45pt"/>
          <style:tab-stop style:position="32891.00pt"/>
          <style:tab-stop style:position="421116.15pt" style:type="right"/>
          <style:tab-stop style:position="1620.10pt"/>
          <style:tab-stop style:position="73.90pt"/>
          <style:tab-stop style:position="32891.00pt"/>
          <style:tab-stop style:position="421116.15pt" style:type="right"/>
          <style:tab-stop style:position="20.1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00.00%" fo:text-align="left" fo:margin-left="5.50pt" fo:text-indent="-5.50pt">
        <style:tab-stops>
          <style:tab-stop style:position="28.45pt"/>
          <style:tab-stop style:position="32891.00pt"/>
          <style:tab-stop style:position="421116.15pt" style:type="right"/>
          <style:tab-stop style:position="1620.10pt"/>
          <style:tab-stop style:position="73.90pt"/>
          <style:tab-stop style:position="32891.00pt"/>
          <style:tab-stop style:position="421116.15pt" style:type="right"/>
          <style:tab-stop style:position="20.10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15.00%" fo:text-align="left"/>
    </style:style>
    <style:style style:name="P34" style:family="paragraph">
      <style:paragraph-properties fo:line-height="100.00%" fo:text-align="left" fo:margin-left="5.50pt" fo:text-indent="-5.50pt">
        <style:tab-stops>
          <style:tab-stop style:position="28.45pt"/>
          <style:tab-stop style:position="32891.00pt"/>
          <style:tab-stop style:position="421116.15pt" style:type="right"/>
          <style:tab-stop style:position="1620.10pt"/>
          <style:tab-stop style:position="73.90pt"/>
          <style:tab-stop style:position="32891.00pt"/>
          <style:tab-stop style:position="421116.15pt" style:type="right"/>
          <style:tab-stop style:position="20.10pt"/>
        </style:tab-stops>
      </style:paragraph-properties>
    </style:style>
    <style:style style:name="P35" style:family="paragraph">
      <style:paragraph-properties fo:line-height="115.00%" fo:text-align="left"/>
    </style:style>
    <style:style style:name="TableColumn0100" style:family="table-column">
      <style:table-column-properties style:column-width="0.471528in"/>
    </style:style>
    <style:style style:name="TableColumn0101" style:family="table-column">
      <style:table-column-properties style:column-width="0.760417in"/>
    </style:style>
    <style:style style:name="TableColumn0102" style:family="table-column">
      <style:table-column-properties style:column-width="0.342361in"/>
    </style:style>
    <style:style style:name="TableColumn0103" style:family="table-column">
      <style:table-column-properties style:column-width="1.943056in"/>
    </style:style>
    <style:style style:name="TableColumn0104" style:family="table-column">
      <style:table-column-properties style:column-width="0.582639in"/>
    </style:style>
    <style:style style:name="TableColumn0105" style:family="table-column">
      <style:table-column-properties style:column-width="0.652083in"/>
    </style:style>
    <style:style style:name="TableColumn0106" style:family="table-column">
      <style:table-column-properties style:column-width="0.431944in"/>
    </style:style>
    <style:style style:name="TableColumn0107" style:family="table-column">
      <style:table-column-properties style:column-width="0.436111in"/>
    </style:style>
    <style:style style:name="TableColumn0108" style:family="table-column">
      <style:table-column-properties style:column-width="0.734722in"/>
    </style:style>
    <style:style style:name="TableColumn0109" style:family="table-column">
      <style:table-column-properties style:column-width="0.593056in"/>
    </style:style>
    <style:style style:name="TableColumn0110" style:family="table-column">
      <style:table-column-properties style:column-width="0.543750in"/>
    </style:style>
    <style:style style:name="TableColumn0111" style:family="table-column">
      <style:table-column-properties style:column-width="0.708333in"/>
    </style:style>
    <style:style style:name="Table01" style:family="table">
      <style:table-properties style:width="8.200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04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05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006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07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008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09" style:family="table-cell">
      <style:table-cell-properties fo:border-top="0.000694in solid #000000" fo:border-left="0.000694in solid #000000" fo:border-right="0.000694in solid #000000" fo:border-bottom="0.000694in solid #000000" fo:padding-left="0.076389in" fo:padding-right="0.076389in" fo:vertical-align="top" fo:background-color="#ffffff"/>
    </style:style>
    <style:style style:name="TableCell010010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1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04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05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106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07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108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09" style:family="table-cell">
      <style:table-cell-properties fo:border-top="0.000694in solid #000000" fo:border-left="0.000694in solid #000000" fo:border-right="0.000694in solid #000000" fo:border-bottom="0.000694in solid #000000" fo:padding-left="0.076389in" fo:padding-right="0.076389in" fo:vertical-align="top" fo:background-color="#ffffff"/>
    </style:style>
    <style:style style:name="TableCell010110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1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04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05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206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07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208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09" style:family="table-cell">
      <style:table-cell-properties fo:border-top="0.000694in solid #000000" fo:border-left="0.000694in solid #000000" fo:border-right="0.000694in solid #000000" fo:border-bottom="0.000694in solid #000000" fo:padding-left="0.076389in" fo:padding-right="0.076389in" fo:vertical-align="top" fo:background-color="#ffffff"/>
    </style:style>
    <style:style style:name="TableCell010210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1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103" style:family="table-row">
      <style:table-row-properties style:min-row-height="0.379861in"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4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6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8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10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1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4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4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4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4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5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5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5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5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6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6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6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6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7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7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7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7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8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8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8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8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8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8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8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8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8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</office:automatic-styles>
  <office:body>
    <office:text>
      <text:p text:style-name="P1"><text:span text:style-name="T1">Experiment Test Cases Documentation</text:span></text:p>
      <text:p text:style-name="P2"><text:span text:style-name="T2"/></text:p>
      <text:p text:style-name="P2"><text:span text:style-name="T3">Introduction </text:span></text:p>
      <text:p text:style-name="P2"><text:span text:style-name="T4">This document captures the test cases of the experiment.</text:span></text:p>
      <text:p text:style-name="P2"><text:span text:style-name="T5"/></text:p>
      <text:p text:style-name="P2"><text:span text:style-name="T6">Control Flow TestCases:-</text:span></text:p>
      <text:p text:style-name="P2"><text:span text:style-name="T7"/></text:p>
      <text:p text:style-name="P2"><text:span text:style-name="T7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column table:style-name="TableColumn0107"/>
        <table:table-column table:style-name="TableColumn0108"/>
        <table:table-column table:style-name="TableColumn0109"/>
        <table:table-column table:style-name="TableColumn0110"/>
        <table:table-column table:style-name="TableColumn0111"/>
        <table:table-row table:style-name="TableRow0100">
          <table:table-cell table:style-name="TableCell010000" table:number-columns-spanned="2">
            <text:p text:style-name="P4"><text:span text:style-name="T8">Test Scenario ID</text:span><text:span text:style-name="T9"/></text:p>
          </table:table-cell>
          <table:covered-table-cell/>
          <table:table-cell table:style-name="TableCell010002" table:number-columns-spanned="3">
            <text:p text:style-name="P5"><text:span text:style-name="T10">DDAG classification</text:span><text:span text:style-name="T11"/></text:p>
          </table:table-cell>
          <table:covered-table-cell/>
          <table:covered-table-cell/>
          <table:table-cell table:style-name="TableCell010005" table:number-columns-spanned="2">
            <text:p text:style-name="P6"><text:span text:style-name="T12">Test Case ID</text:span><text:span text:style-name="T13"/></text:p>
          </table:table-cell>
          <table:covered-table-cell/>
          <table:table-cell table:style-name="TableCell010007" table:number-columns-spanned="2">
            <text:p text:style-name="P6"><text:span text:style-name="T14">test_1</text:span><text:span text:style-name="T15"/></text:p>
          </table:table-cell>
          <table:covered-table-cell/>
          <table:table-cell table:style-name="TableCell010009" table:number-columns-spanned="3">
            <text:p text:style-name="P6"><text:span text:style-name="T15"/></text:p>
          </table:table-cell>
          <table:covered-table-cell/>
          <table:covered-table-cell/>
        </table:table-row>
        <table:table-row table:style-name="TableRow0101">
          <table:table-cell table:style-name="TableCell010100" table:number-columns-spanned="2">
            <text:p text:style-name="P9"><text:span text:style-name="T16">Test Case Description</text:span><text:span text:style-name="T17"/></text:p>
          </table:table-cell>
          <table:covered-table-cell/>
          <table:table-cell table:style-name="TableCell010102" table:number-columns-spanned="3">
            <text:p text:style-name="P10"><text:span text:style-name="T18">Checking control fow</text:span><text:span text:style-name="T19"/></text:p>
          </table:table-cell>
          <table:covered-table-cell/>
          <table:covered-table-cell/>
          <table:table-cell table:style-name="TableCell010105" table:number-columns-spanned="2">
            <text:p text:style-name="P11"><text:span text:style-name="T20">Test Priority</text:span><text:span text:style-name="T21"/></text:p>
          </table:table-cell>
          <table:covered-table-cell/>
          <table:table-cell table:style-name="TableCell010107" table:number-columns-spanned="2">
            <text:p text:style-name="P11"><text:span text:style-name="T22">High</text:span><text:span text:style-name="T23"/></text:p>
          </table:table-cell>
          <table:covered-table-cell/>
          <table:table-cell table:style-name="TableCell010109" table:number-columns-spanned="3">
            <text:p text:style-name="P11"><text:span text:style-name="T23"/></text:p>
          </table:table-cell>
          <table:covered-table-cell/>
          <table:covered-table-cell/>
        </table:table-row>
        <table:table-row table:style-name="TableRow0102">
          <table:table-cell table:style-name="TableCell010200" table:number-columns-spanned="2">
            <text:p text:style-name="P14"><text:span text:style-name="T24">Pre-Requisite</text:span><text:span text:style-name="T25"/></text:p>
          </table:table-cell>
          <table:covered-table-cell/>
          <table:table-cell table:style-name="TableCell010202" table:number-columns-spanned="3">
            <text:p text:style-name="P14"><text:span text:style-name="T26">Inputs are test points</text:span><text:span text:style-name="T27"/></text:p>
          </table:table-cell>
          <table:covered-table-cell/>
          <table:covered-table-cell/>
          <table:table-cell table:style-name="TableCell010205" table:number-columns-spanned="2">
            <text:p text:style-name="P14"><text:span text:style-name="T28">Post-Requisite</text:span><text:span text:style-name="T29"/></text:p>
          </table:table-cell>
          <table:covered-table-cell/>
          <table:table-cell table:style-name="TableCell010207" table:number-columns-spanned="2">
            <text:p text:style-name="P14"><text:span text:style-name="T30">NA</text:span><text:span text:style-name="T31"/></text:p>
          </table:table-cell>
          <table:covered-table-cell/>
          <table:table-cell table:style-name="TableCell010209" table:number-columns-spanned="3">
            <text:p text:style-name="P14"><text:span text:style-name="T31"/></text:p>
          </table:table-cell>
          <table:covered-table-cell/>
          <table:covered-table-cell/>
        </table:table-row>
        <table:table-row table:style-name="TableRow0103">
          <table:table-cell table:style-name="TableCell010300" table:number-columns-spanned="12">
            <text:p text:style-name="P17"><text:span text:style-name="T32">Test Execution Steps:</text:span><text:span text:style-name="T3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104">
          <table:table-cell table:style-name="TableCell010400">
            <text:p text:style-name="P20"><text:span text:style-name="T34">S.No</text:span><text:span text:style-name="T35"/></text:p>
          </table:table-cell>
          <table:table-cell table:style-name="TableCell010401" table:number-columns-spanned="2">
            <text:p text:style-name="P20"><text:span text:style-name="T36">Action</text:span><text:span text:style-name="T37"/></text:p>
          </table:table-cell>
          <table:covered-table-cell/>
          <table:table-cell table:style-name="TableCell010403">
            <text:p text:style-name="P20"><text:span text:style-name="T38">Inputs</text:span><text:span text:style-name="T39"/></text:p>
          </table:table-cell>
          <table:table-cell table:style-name="TableCell010404" table:number-columns-spanned="2">
            <text:p text:style-name="P20"><text:span text:style-name="T40">Expected Output</text:span><text:span text:style-name="T41"/></text:p>
          </table:table-cell>
          <table:covered-table-cell/>
          <table:table-cell table:style-name="TableCell010406" table:number-columns-spanned="2">
            <text:p text:style-name="P20"><text:span text:style-name="T42">Actual Output</text:span><text:span text:style-name="T43"/></text:p>
          </table:table-cell>
          <table:covered-table-cell/>
          <table:table-cell table:style-name="TableCell010408" table:number-columns-spanned="2">
            <text:p text:style-name="P20"><text:span text:style-name="T44">Test Browser</text:span><text:span text:style-name="T45"/></text:p>
          </table:table-cell>
          <table:covered-table-cell/>
          <table:table-cell table:style-name="TableCell010410">
            <text:p text:style-name="P20"><text:span text:style-name="T46">Test Result</text:span><text:span text:style-name="T47"/></text:p>
          </table:table-cell>
          <table:table-cell table:style-name="TableCell010411">
            <text:p text:style-name="P21"><text:span text:style-name="T47"/></text:p>
          </table:table-cell>
        </table:table-row>
        <table:table-row table:style-name="TableRow0105">
          <table:table-cell table:style-name="TableCell010500">
            <text:p text:style-name="P23"><text:span text:style-name="T48">1</text:span><text:span text:style-name="T49"/></text:p>
          </table:table-cell>
          <table:table-cell table:style-name="TableCell010501" table:number-columns-spanned="2">
            <text:p text:style-name="P23"><text:span text:style-name="T50">Launch experiment</text:span><text:span text:style-name="T51"/></text:p>
          </table:table-cell>
          <table:covered-table-cell/>
          <table:table-cell table:style-name="TableCell010503">
            <text:p text:style-name="P23"><text:span text:style-name="T52">Open newindex.html</text:span><text:span text:style-name="T53"/></text:p>
          </table:table-cell>
          <table:table-cell table:style-name="TableCell010504" table:number-columns-spanned="2">
            <text:p text:style-name="P23"><text:span text:style-name="T54">Index. Html page opened</text:span><text:span text:style-name="T55"/></text:p>
          </table:table-cell>
          <table:covered-table-cell/>
          <table:table-cell table:style-name="TableCell010506" table:number-columns-spanned="2">
            <text:p text:style-name="P23"><text:span text:style-name="T56">Index. Html page opened</text:span><text:span text:style-name="T57"/></text:p>
          </table:table-cell>
          <table:covered-table-cell/>
          <table:table-cell table:style-name="TableCell010508" table:number-columns-spanned="2">
            <text:p text:style-name="P23"><text:span text:style-name="T58">ff-66.0.4</text:span><text:span text:style-name="T59"/></text:p>
          </table:table-cell>
          <table:covered-table-cell/>
          <table:table-cell table:style-name="TableCell010510">
            <text:p text:style-name="P23"><text:span text:style-name="T60">Pass</text:span><text:span text:style-name="T61"/></text:p>
          </table:table-cell>
          <table:table-cell table:style-name="TableCell010511">
            <text:p text:style-name="P24"><text:span text:style-name="T61"/></text:p>
          </table:table-cell>
        </table:table-row>
        <table:table-row table:style-name="TableRow0106">
          <table:table-cell table:style-name="TableCell010600">
            <text:p text:style-name="P26"><text:span text:style-name="T62">2</text:span><text:span text:style-name="T63"/></text:p>
          </table:table-cell>
          <table:table-cell table:style-name="TableCell010601" table:number-columns-spanned="2">
            <text:p text:style-name="P26"><text:span text:style-name="T64">Load the dataset</text:span><text:span text:style-name="T65"/></text:p>
          </table:table-cell>
          <table:covered-table-cell/>
          <table:table-cell table:style-name="TableCell010603">
            <text:p text:style-name="P26"><text:span text:style-name="T66">Click on T!</text:span><text:span text:style-name="T67"/></text:p>
          </table:table-cell>
          <table:table-cell table:style-name="TableCell010604" table:number-columns-spanned="2">
            <text:p text:style-name="P26"><text:span text:style-name="T68">t1 dataset will dispaly</text:span><text:span text:style-name="T69"/></text:p>
          </table:table-cell>
          <table:covered-table-cell/>
          <table:table-cell table:style-name="TableCell010606" table:number-columns-spanned="2">
            <text:p text:style-name="P26"><text:span text:style-name="T70">t1 dataset is displayed</text:span><text:span text:style-name="T71"/></text:p>
          </table:table-cell>
          <table:covered-table-cell/>
          <table:table-cell table:style-name="TableCell010608" table:number-columns-spanned="2">
            <text:p text:style-name="P26"><text:span text:style-name="T72">ff-66.0.4</text:span><text:span text:style-name="T73"/></text:p>
          </table:table-cell>
          <table:covered-table-cell/>
          <table:table-cell table:style-name="TableCell010610">
            <text:p text:style-name="P26"><text:span text:style-name="T74">Pass</text:span><text:span text:style-name="T75"/></text:p>
          </table:table-cell>
          <table:table-cell table:style-name="TableCell010611">
            <text:p text:style-name="P27"><text:span text:style-name="T75"/></text:p>
          </table:table-cell>
        </table:table-row>
        <table:table-row table:style-name="TableRow0107">
          <table:table-cell table:style-name="TableCell010700">
            <text:p text:style-name="P29"><text:span text:style-name="T76">3</text:span><text:span text:style-name="T77"/></text:p>
          </table:table-cell>
          <table:table-cell table:style-name="TableCell010701" table:number-columns-spanned="2">
            <text:p text:style-name="P29"><text:span text:style-name="T78">Mark the test points</text:span><text:span text:style-name="T79"/></text:p>
          </table:table-cell>
          <table:covered-table-cell/>
          <table:table-cell table:style-name="TableCell010703">
            <text:p text:style-name="P29"><text:span text:style-name="T80">Click on mark test points </text:span></text:p>
            <text:p text:style-name="P29"><text:span text:style-name="T80">x=0.3 y=0.4</text:span><text:span text:style-name="T81"/></text:p>
          </table:table-cell>
          <table:table-cell table:style-name="TableCell010704" table:number-columns-spanned="2">
            <text:p text:style-name="P29"><text:span text:style-name="T82">purple dots will apper on the chart as u mark</text:span><text:span text:style-name="T83"/></text:p>
          </table:table-cell>
          <table:covered-table-cell/>
          <table:table-cell table:style-name="TableCell010706" table:number-columns-spanned="2">
            <text:p text:style-name="P29"><text:span text:style-name="T84">purple dots will apper on the chart as u mark</text:span><text:span text:style-name="T85"/></text:p>
          </table:table-cell>
          <table:covered-table-cell/>
          <table:table-cell table:style-name="TableCell010708" table:number-columns-spanned="2">
            <text:p text:style-name="P29"><text:span text:style-name="T86">ff-66.0.4</text:span><text:span text:style-name="T87"/></text:p>
          </table:table-cell>
          <table:covered-table-cell/>
          <table:table-cell table:style-name="TableCell010710">
            <text:p text:style-name="P29"><text:span text:style-name="T88">Pass</text:span><text:span text:style-name="T89"/></text:p>
          </table:table-cell>
          <table:table-cell table:style-name="TableCell010711">
            <text:p text:style-name="P30"><text:span text:style-name="T89"/></text:p>
          </table:table-cell>
        </table:table-row>
        <table:table-row table:style-name="TableRow0108">
          <table:table-cell table:style-name="TableCell010800">
            <text:p text:style-name="P32"><text:span text:style-name="T90">4</text:span></text:p>
          </table:table-cell>
          <table:table-cell table:style-name="TableCell010801" table:number-columns-spanned="2">
            <text:p text:style-name="P32"><text:span text:style-name="T90">Classify DDAG</text:span></text:p>
          </table:table-cell>
          <table:covered-table-cell/>
          <table:table-cell table:style-name="TableCell010803">
            <text:p text:style-name="P32"><text:span text:style-name="T90">Click on start and next</text:span></text:p>
          </table:table-cell>
          <table:table-cell table:style-name="TableCell010804" table:number-columns-spanned="2">
            <text:p text:style-name="P32"><text:span text:style-name="T90">Classification of points marked happens</text:span></text:p>
            <text:p text:style-name="P32"><text:span text:style-name="T91">"Classified as 1"</text:span><text:span text:style-name="T92"/></text:p>
          </table:table-cell>
          <table:covered-table-cell/>
          <table:table-cell table:style-name="TableCell010806" table:number-columns-spanned="2">
            <text:p text:style-name="P32"><text:span text:style-name="T92">"Classified as 1"</text:span></text:p>
          </table:table-cell>
          <table:covered-table-cell/>
          <table:table-cell table:style-name="TableCell010808" table:number-columns-spanned="2">
            <text:p text:style-name="P32"><text:span text:style-name="T93">ff-66.0.4</text:span><text:span text:style-name="T94"/></text:p>
          </table:table-cell>
          <table:covered-table-cell/>
          <table:table-cell table:style-name="TableCell010810">
            <text:p text:style-name="P32"><text:span text:style-name="T95">Pass</text:span><text:span text:style-name="T96"/></text:p>
          </table:table-cell>
          <table:table-cell table:style-name="TableCell010811">
            <text:p text:style-name="P33"><text:span text:style-name="T97"/></text:p>
          </table:table-cell>
        </table:table-row>
      </table:table>
      <text:p text:style-name="P35"><text:span text:style-name="T97"/></text:p>
      <text:p text:style-name="P35"><text:span text:style-name="T97"/></text:p>
      <text:p text:style-name="P35"><text:span text:style-name="T9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